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185650" table:style-name="ce5">
            <text:p>2.185.650</text:p>
          </table:table-cell>
          <table:table-cell office:value-type="float" office:value="282000" table:style-name="ce5">
            <text:p>282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467300" table:style-name="ce6">
            <text:p>3.467.300</text:p>
          </table:table-cell>
          <table:table-cell office:value-type="float" office:value="3237607" table:style-name="ce6">
            <text:p>3.237.607</text:p>
          </table:table-cell>
          <table:table-cell office:value-type="percentage" office:value="0.93375450638825597" table:style-name="ce7">
            <text:p>93,4%</text:p>
          </table:table-cell>
          <table:table-cell office:value-type="float" office:value="2235894" table:style-name="ce5">
            <text:p>2.235.894</text:p>
          </table:table-cell>
          <table:table-cell office:value-type="float" office:value="1029757" table:style-name="ce5">
            <text:p>1.029.757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44915" table:style-name="ce5">
            <text:p>444.915</text:p>
          </table:table-cell>
          <table:table-cell office:value-type="float" office:value="58700" table:style-name="ce5">
            <text:p>58.7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660615" table:style-name="ce6">
            <text:p>660.615</text:p>
          </table:table-cell>
          <table:table-cell office:value-type="float" office:value="607913" table:style-name="ce6">
            <text:p>607.913</text:p>
          </table:table-cell>
          <table:table-cell office:value-type="percentage" office:value="0.92022282267281241" table:style-name="ce7">
            <text:p>92,0%</text:p>
          </table:table-cell>
          <table:table-cell office:value-type="float" office:value="418542" table:style-name="ce5">
            <text:p>418.542</text:p>
          </table:table-cell>
          <table:table-cell office:value-type="float" office:value="197199" table:style-name="ce5">
            <text:p>197.199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19765" table:style-name="ce5">
            <text:p>419.765</text:p>
          </table:table-cell>
          <table:table-cell office:value-type="float" office:value="53800" table:style-name="ce5">
            <text:p>53.8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594015" table:style-name="ce6">
            <text:p>594.015</text:p>
          </table:table-cell>
          <table:table-cell office:value-type="float" office:value="547796" table:style-name="ce6">
            <text:p>547.796</text:p>
          </table:table-cell>
          <table:table-cell office:value-type="percentage" office:value="0.92219220053365658" table:style-name="ce7">
            <text:p>92,2%</text:p>
          </table:table-cell>
          <table:table-cell office:value-type="float" office:value="366161" table:style-name="ce5">
            <text:p>366.161</text:p>
          </table:table-cell>
          <table:table-cell office:value-type="float" office:value="187271" table:style-name="ce5">
            <text:p>187.271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48400" table:style-name="ce5">
            <text:p>248.400</text:p>
          </table:table-cell>
          <table:table-cell office:value-type="float" office:value="32000" table:style-name="ce5">
            <text:p>32.0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18600" table:style-name="ce6">
            <text:p>418.600</text:p>
          </table:table-cell>
          <table:table-cell office:value-type="float" office:value="375653" table:style-name="ce6">
            <text:p>375.653</text:p>
          </table:table-cell>
          <table:table-cell office:value-type="percentage" office:value="0.89740324892498802" table:style-name="ce7">
            <text:p>89,7%</text:p>
          </table:table-cell>
          <table:table-cell office:value-type="float" office:value="269681" table:style-name="ce5">
            <text:p>269.681</text:p>
          </table:table-cell>
          <table:table-cell office:value-type="float" office:value="110928" table:style-name="ce5">
            <text:p>110.928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486690" table:style-name="ce5">
            <text:p>486.690</text:p>
          </table:table-cell>
          <table:table-cell office:value-type="float" office:value="62500" table:style-name="ce5">
            <text:p>62.5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06190" table:style-name="ce6">
            <text:p>806.190</text:p>
          </table:table-cell>
          <table:table-cell office:value-type="float" office:value="688738" table:style-name="ce6">
            <text:p>688.738</text:p>
          </table:table-cell>
          <table:table-cell office:value-type="percentage" office:value="0.85431225889678608" table:style-name="ce7">
            <text:p>85,4%</text:p>
          </table:table-cell>
          <table:table-cell office:value-type="float" office:value="484512" table:style-name="ce5">
            <text:p>484.512</text:p>
          </table:table-cell>
          <table:table-cell office:value-type="float" office:value="214316" table:style-name="ce5">
            <text:p>214.316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198465" table:style-name="ce5">
            <text:p>198.465</text:p>
          </table:table-cell>
          <table:table-cell office:value-type="float" office:value="25500" table:style-name="ce5">
            <text:p>25.5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292665" table:style-name="ce6">
            <text:p>292.665</text:p>
          </table:table-cell>
          <table:table-cell office:value-type="float" office:value="258387" table:style-name="ce6">
            <text:p>258.387</text:p>
          </table:table-cell>
          <table:table-cell office:value-type="percentage" office:value="0.88287632617497824" table:style-name="ce7">
            <text:p>88,3%</text:p>
          </table:table-cell>
          <table:table-cell office:value-type="float" office:value="175734" table:style-name="ce5">
            <text:p>175.734</text:p>
          </table:table-cell>
          <table:table-cell office:value-type="float" office:value="83985" table:style-name="ce5">
            <text:p>83.985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982515" table:style-name="ce5">
            <text:p>982.515</text:p>
          </table:table-cell>
          <table:table-cell office:value-type="float" office:value="128400" table:style-name="ce5">
            <text:p>128.4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393815" table:style-name="ce6">
            <text:p>1.393.815</text:p>
          </table:table-cell>
          <table:table-cell office:value-type="float" office:value="1234278" table:style-name="ce6">
            <text:p>1.234.278</text:p>
          </table:table-cell>
          <table:table-cell office:value-type="percentage" office:value="0.88553932910752142" table:style-name="ce7">
            <text:p>88,6%</text:p>
          </table:table-cell>
          <table:table-cell office:value-type="float" office:value="834020" table:style-name="ce5">
            <text:p>834.020</text:p>
          </table:table-cell>
          <table:table-cell office:value-type="float" office:value="412088" table:style-name="ce5">
            <text:p>412.088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19965" table:style-name="ce5">
            <text:p>619.965</text:p>
          </table:table-cell>
          <table:table-cell office:value-type="float" office:value="81200" table:style-name="ce5">
            <text:p>81.2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941665" table:style-name="ce6">
            <text:p>941.665</text:p>
          </table:table-cell>
          <table:table-cell office:value-type="float" office:value="831038" table:style-name="ce6">
            <text:p>831.038</text:p>
          </table:table-cell>
          <table:table-cell office:value-type="percentage" office:value="0.88251979207042841" table:style-name="ce7">
            <text:p>88,3%</text:p>
          </table:table-cell>
          <table:table-cell office:value-type="float" office:value="577083" table:style-name="ce5">
            <text:p>577.083</text:p>
          </table:table-cell>
          <table:table-cell office:value-type="float" office:value="260179" table:style-name="ce5">
            <text:p>260.179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160440" table:style-name="ce5">
            <text:p>2.160.440</text:p>
          </table:table-cell>
          <table:table-cell office:value-type="float" office:value="285700" table:style-name="ce5">
            <text:p>285.7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364940" table:style-name="ce6">
            <text:p>3.364.940</text:p>
          </table:table-cell>
          <table:table-cell office:value-type="float" office:value="3013402" table:style-name="ce6">
            <text:p>3.013.402</text:p>
          </table:table-cell>
          <table:table-cell office:value-type="percentage" office:value="0.89552919219956373" table:style-name="ce7">
            <text:p>89,6%</text:p>
          </table:table-cell>
          <table:table-cell office:value-type="float" office:value="2061440" table:style-name="ce5">
            <text:p>2.061.440</text:p>
          </table:table-cell>
          <table:table-cell office:value-type="float" office:value="978279" table:style-name="ce5">
            <text:p>978.279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323460" table:style-name="ce5">
            <text:p>1.323.460</text:p>
          </table:table-cell>
          <table:table-cell office:value-type="float" office:value="174300" table:style-name="ce5">
            <text:p>174.3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094860" table:style-name="ce6">
            <text:p>2.094.860</text:p>
          </table:table-cell>
          <table:table-cell office:value-type="float" office:value="1936976" table:style-name="ce6">
            <text:p>1.936.976</text:p>
          </table:table-cell>
          <table:table-cell office:value-type="percentage" office:value="0.92463267235041957" table:style-name="ce7">
            <text:p>92,5%</text:p>
          </table:table-cell>
          <table:table-cell office:value-type="float" office:value="1353296" table:style-name="ce5">
            <text:p>1.353.296</text:p>
          </table:table-cell>
          <table:table-cell office:value-type="float" office:value="607863" table:style-name="ce5">
            <text:p>607.863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362195" table:style-name="ce5">
            <text:p>362.195</text:p>
          </table:table-cell>
          <table:table-cell office:value-type="float" office:value="46000" table:style-name="ce5">
            <text:p>46.0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33695" table:style-name="ce6">
            <text:p>533.695</text:p>
          </table:table-cell>
          <table:table-cell office:value-type="float" office:value="498732" table:style-name="ce6">
            <text:p>498.732</text:p>
          </table:table-cell>
          <table:table-cell office:value-type="percentage" office:value="0.93448879978264743" table:style-name="ce7">
            <text:p>93,4%</text:p>
          </table:table-cell>
          <table:table-cell office:value-type="float" office:value="335727" table:style-name="ce5">
            <text:p>335.727</text:p>
          </table:table-cell>
          <table:table-cell office:value-type="float" office:value="167167" table:style-name="ce5">
            <text:p>167.167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010995" table:style-name="ce5">
            <text:p>1.010.995</text:p>
          </table:table-cell>
          <table:table-cell office:value-type="float" office:value="129800" table:style-name="ce5">
            <text:p>129.8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460045" table:style-name="ce6">
            <text:p>1.460.045</text:p>
          </table:table-cell>
          <table:table-cell office:value-type="float" office:value="1334460" table:style-name="ce6">
            <text:p>1.334.460</text:p>
          </table:table-cell>
          <table:table-cell office:value-type="percentage" office:value="0.91398552784331988" table:style-name="ce7">
            <text:p>91,4%</text:p>
          </table:table-cell>
          <table:table-cell office:value-type="float" office:value="903590" table:style-name="ce5">
            <text:p>903.590</text:p>
          </table:table-cell>
          <table:table-cell office:value-type="float" office:value="439283" table:style-name="ce5">
            <text:p>439.283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04195" table:style-name="ce5">
            <text:p>104.195</text:p>
          </table:table-cell>
          <table:table-cell office:value-type="float" office:value="13200" table:style-name="ce5">
            <text:p>13.2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54995" table:style-name="ce6">
            <text:p>154.995</text:p>
          </table:table-cell>
          <table:table-cell office:value-type="float" office:value="144347" table:style-name="ce6">
            <text:p>144.347</text:p>
          </table:table-cell>
          <table:table-cell office:value-type="percentage" office:value="0.93130100970999063" table:style-name="ce7">
            <text:p>93,1%</text:p>
          </table:table-cell>
          <table:table-cell office:value-type="float" office:value="103577" table:style-name="ce5">
            <text:p>103.577</text:p>
          </table:table-cell>
          <table:table-cell office:value-type="float" office:value="41874" table:style-name="ce5">
            <text:p>41.874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765455" table:style-name="ce5">
            <text:p>1.765.455</text:p>
          </table:table-cell>
          <table:table-cell office:value-type="float" office:value="232200" table:style-name="ce5">
            <text:p>232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2798555" table:style-name="ce6">
            <text:p>2.798.555</text:p>
          </table:table-cell>
          <table:table-cell office:value-type="float" office:value="2473416" table:style-name="ce6">
            <text:p>2.473.416</text:p>
          </table:table-cell>
          <table:table-cell office:value-type="percentage" office:value="0.88381897086174832" table:style-name="ce7">
            <text:p>88,4%</text:p>
          </table:table-cell>
          <table:table-cell office:value-type="float" office:value="1802912" table:style-name="ce5">
            <text:p>1.802.912</text:p>
          </table:table-cell>
          <table:table-cell office:value-type="float" office:value="692562" table:style-name="ce5">
            <text:p>692.562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379805" table:style-name="ce5">
            <text:p>379.805</text:p>
          </table:table-cell>
          <table:table-cell office:value-type="float" office:value="47900" table:style-name="ce5">
            <text:p>47.9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06155" table:style-name="ce6">
            <text:p>606.155</text:p>
          </table:table-cell>
          <table:table-cell office:value-type="float" office:value="483772" table:style-name="ce6">
            <text:p>483.772</text:p>
          </table:table-cell>
          <table:table-cell office:value-type="percentage" office:value="0.7980994960034975" table:style-name="ce7">
            <text:p>79,8%</text:p>
          </table:table-cell>
          <table:table-cell office:value-type="float" office:value="348071" table:style-name="ce5">
            <text:p>348.071</text:p>
          </table:table-cell>
          <table:table-cell office:value-type="float" office:value="136209" table:style-name="ce5">
            <text:p>136.209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197295" table:style-name="ce5">
            <text:p>197.295</text:p>
          </table:table-cell>
          <table:table-cell office:value-type="float" office:value="25900" table:style-name="ce5">
            <text:p>25.9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01345" table:style-name="ce6">
            <text:p>301.345</text:p>
          </table:table-cell>
          <table:table-cell office:value-type="float" office:value="281440" table:style-name="ce6">
            <text:p>281.440</text:p>
          </table:table-cell>
          <table:table-cell office:value-type="percentage" office:value="0.93394614146576183" table:style-name="ce7">
            <text:p>93,4%</text:p>
          </table:table-cell>
          <table:table-cell office:value-type="float" office:value="199236" table:style-name="ce5">
            <text:p>199.236</text:p>
          </table:table-cell>
          <table:table-cell office:value-type="float" office:value="86079" table:style-name="ce5">
            <text:p>86.079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714690" table:style-name="ce5">
            <text:p>714.690</text:p>
          </table:table-cell>
          <table:table-cell office:value-type="float" office:value="93000" table:style-name="ce5">
            <text:p>93.0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069940" table:style-name="ce6">
            <text:p>1.069.940</text:p>
          </table:table-cell>
          <table:table-cell office:value-type="float" office:value="977236" table:style-name="ce6">
            <text:p>977.236</text:p>
          </table:table-cell>
          <table:table-cell office:value-type="percentage" office:value="0.91335588911527754" table:style-name="ce7">
            <text:p>91,3%</text:p>
          </table:table-cell>
          <table:table-cell office:value-type="float" office:value="702547" table:style-name="ce5">
            <text:p>702.547</text:p>
          </table:table-cell>
          <table:table-cell office:value-type="float" office:value="287261" table:style-name="ce5">
            <text:p>287.261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4850" table:style-name="ce5">
            <text:p>14.850</text:p>
          </table:table-cell>
          <table:table-cell office:value-type="float" office:value="2000" table:style-name="ce5">
            <text:p>2.0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7300" table:style-name="ce6">
            <text:p>27.300</text:p>
          </table:table-cell>
          <table:table-cell office:value-type="float" office:value="25244" table:style-name="ce6">
            <text:p>25.244</text:p>
          </table:table-cell>
          <table:table-cell office:value-type="percentage" office:value="0.92468864468864465" table:style-name="ce7">
            <text:p>92,5%</text:p>
          </table:table-cell>
          <table:table-cell office:value-type="float" office:value="17713" table:style-name="ce5">
            <text:p>17.713</text:p>
          </table:table-cell>
          <table:table-cell office:value-type="float" office:value="7978" table:style-name="ce5">
            <text:p>7.978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3680" table:style-name="ce5">
            <text:p>13.680</text:p>
          </table:table-cell>
          <table:table-cell office:value-type="float" office:value="1900" table:style-name="ce5">
            <text:p>1.9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6030" table:style-name="ce6">
            <text:p>26.030</text:p>
          </table:table-cell>
          <table:table-cell office:value-type="float" office:value="21973" table:style-name="ce6">
            <text:p>21.973</text:p>
          </table:table-cell>
          <table:table-cell office:value-type="percentage" office:value="0.84414137533615063" table:style-name="ce7">
            <text:p>84,4%</text:p>
          </table:table-cell>
          <table:table-cell office:value-type="float" office:value="15458" table:style-name="ce5">
            <text:p>15.458</text:p>
          </table:table-cell>
          <table:table-cell office:value-type="float" office:value="6766" table:style-name="ce5">
            <text:p>6.766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0" table:style-name="ce5">
            <text:p>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87940" table:style-name="ce6">
            <text:p>87.940</text:p>
          </table:table-cell>
          <table:table-cell office:value-type="float" office:value="75724" table:style-name="ce6">
            <text:p>75.724</text:p>
          </table:table-cell>
          <table:table-cell office:value-type="percentage" office:value="0.86108710484421191" table:style-name="ce7">
            <text:p>86,1%</text:p>
          </table:table-cell>
          <table:table-cell office:value-type="float" office:value="66317" table:style-name="ce5">
            <text:p>66.317</text:p>
          </table:table-cell>
          <table:table-cell office:value-type="float" office:value="9407" table:style-name="ce5">
            <text:p>9.407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3655265" table:style-name="ce11">
            <text:p>13.655.265</text:p>
          </table:table-cell>
          <table:table-cell office:value-type="float" office:value="1776000" table:style-name="ce12">
            <text:p>1.776.0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1100665" table:style-name="ce15">
            <text:p>21.100.665</text:p>
          </table:table-cell>
          <table:table-cell office:value-type="float" office:value="19048132" table:style-name="ce15">
            <text:p>19.048.132</text:p>
          </table:table-cell>
          <table:table-cell office:value-type="percentage" office:value="0.90272662022737193" table:style-name="ce16">
            <text:p>90,3%</text:p>
          </table:table-cell>
          <table:table-cell office:value-type="float" office:value="13271511" table:style-name="ce15">
            <text:p>13.271.511</text:p>
          </table:table-cell>
          <table:table-cell office:value-type="float" office:value="5956451" table:style-name="ce15">
            <text:p>5.956.451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786" table:style-name="ce23">
            <text:p>41.786</text:p>
          </table:table-cell>
          <table:table-cell office:value-type="float" office:value="41786" table:style-name="ce23">
            <text:p>41.786</text:p>
          </table:table-cell>
          <table:table-cell office:value-type="float" office:value="40128" table:style-name="ce23">
            <text:p>40.128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5873145436212603" table:style-name="ce24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421" table:style-name="ce5">
            <text:p>18.421</text:p>
          </table:table-cell>
          <table:table-cell office:value-type="float" office:value="18421" table:style-name="ce5">
            <text:p>18.421</text:p>
          </table:table-cell>
          <table:table-cell office:value-type="float" office:value="17722" table:style-name="ce5">
            <text:p>17.72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722826086956525" table:style-name="ce25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39" table:style-name="ce5">
            <text:p>5.439</text:p>
          </table:table-cell>
          <table:table-cell office:value-type="float" office:value="5231" table:style-name="ce5">
            <text:p>5.231</text:p>
          </table:table-cell>
          <table:table-cell office:value-type="percentage" office:value="0.98962882096069871" table:style-name="ce25">
            <text:p>99,0%</text:p>
          </table:table-cell>
          <table:table-cell office:value-type="percentage" office:value="0.94395924308588064" table:style-name="ce25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787" table:style-name="ce5">
            <text:p>10.787</text:p>
          </table:table-cell>
          <table:table-cell office:value-type="float" office:value="10787" table:style-name="ce5">
            <text:p>10.787</text:p>
          </table:table-cell>
          <table:table-cell office:value-type="float" office:value="9786" table:style-name="ce5">
            <text:p>9.78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222553310364095" table:style-name="ce25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82" table:style-name="ce5">
            <text:p>7.182</text:p>
          </table:table-cell>
          <table:table-cell office:value-type="float" office:value="6966" table:style-name="ce5">
            <text:p>6.966</text:p>
          </table:table-cell>
          <table:table-cell office:value-type="percentage" office:value="0.96144578313253015" table:style-name="ce25">
            <text:p>96,1%</text:p>
          </table:table-cell>
          <table:table-cell office:value-type="percentage" office:value="0.92597054886211516" table:style-name="ce25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4942" table:style-name="ce5">
            <text:p>24.942</text:p>
          </table:table-cell>
          <table:table-cell office:value-type="float" office:value="23616" table:style-name="ce5">
            <text:p>23.616</text:p>
          </table:table-cell>
          <table:table-cell office:value-type="percentage" office:value="0.97559258390049286" table:style-name="ce25">
            <text:p>97,6%</text:p>
          </table:table-cell>
          <table:table-cell office:value-type="percentage" office:value="0.91938512086364699" table:style-name="ce25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77849" table:style-name="ce5">
            <text:p>77.849</text:p>
          </table:table-cell>
          <table:table-cell office:value-type="float" office:value="77817" table:style-name="ce5">
            <text:p>77.817</text:p>
          </table:table-cell>
          <table:table-cell office:value-type="float" office:value="64772" table:style-name="ce5">
            <text:p>64.772</text:p>
          </table:table-cell>
          <table:table-cell office:value-type="percentage" office:value="0.99958894783491115" table:style-name="ce25">
            <text:p>100,0%</text:p>
          </table:table-cell>
          <table:table-cell office:value-type="percentage" office:value="0.83202096366041955" table:style-name="ce25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9994" table:style-name="ce5">
            <text:p>29.994</text:p>
          </table:table-cell>
          <table:table-cell office:value-type="float" office:value="29994" table:style-name="ce5">
            <text:p>29.994</text:p>
          </table:table-cell>
          <table:table-cell office:value-type="float" office:value="27918" table:style-name="ce5">
            <text:p>27.918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2978289231592681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31" table:style-name="ce5">
            <text:p>23.431</text:p>
          </table:table-cell>
          <table:table-cell office:value-type="float" office:value="22731" table:style-name="ce5">
            <text:p>22.731</text:p>
          </table:table-cell>
          <table:table-cell office:value-type="percentage" office:value="0.98449579831932776" table:style-name="ce25">
            <text:p>98,4%</text:p>
          </table:table-cell>
          <table:table-cell office:value-type="percentage" office:value="0.94966386554621851" table:style-name="ce25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2" table:style-name="ce5">
            <text:p>3.362</text:p>
          </table:table-cell>
          <table:table-cell office:value-type="float" office:value="3248" table:style-name="ce5">
            <text:p>3.248</text:p>
          </table:table-cell>
          <table:table-cell office:value-type="percentage" office:value="0.991740412979351" table:style-name="ce25">
            <text:p>99,2%</text:p>
          </table:table-cell>
          <table:table-cell office:value-type="percentage" office:value="0.95634218289085549" table:style-name="ce25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112" table:style-name="ce5">
            <text:p>52.112</text:p>
          </table:table-cell>
          <table:table-cell office:value-type="float" office:value="52112" table:style-name="ce5">
            <text:p>52.112</text:p>
          </table:table-cell>
          <table:table-cell office:value-type="float" office:value="49359" table:style-name="ce5">
            <text:p>49.35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4320310538614549" table:style-name="ce25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11" table:style-name="ce5">
            <text:p>11.311</text:p>
          </table:table-cell>
          <table:table-cell office:value-type="float" office:value="10877" table:style-name="ce5">
            <text:p>10.877</text:p>
          </table:table-cell>
          <table:table-cell office:value-type="percentage" office:value="0.95170382835506939" table:style-name="ce25">
            <text:p>95,2%</text:p>
          </table:table-cell>
          <table:table-cell office:value-type="percentage" office:value="0.91173748422381151" table:style-name="ce25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0" table:style-name="ce5">
            <text:p>8.120</text:p>
          </table:table-cell>
          <table:table-cell office:value-type="float" office:value="7950" table:style-name="ce5">
            <text:p>7.950</text:p>
          </table:table-cell>
          <table:table-cell office:value-type="percentage" office:value="0.97327100563346514" table:style-name="ce25">
            <text:p>97,3%</text:p>
          </table:table-cell>
          <table:table-cell office:value-type="percentage" office:value="0.95109672779575694" table:style-name="ce25">
            <text:p>95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5" table:style-name="ce5">
            <text:p>195</text:p>
          </table:table-cell>
          <table:table-cell office:value-type="float" office:value="192" table:style-name="ce5">
            <text:p>192</text:p>
          </table:table-cell>
          <table:table-cell office:value-type="percentage" office:value="0.98484848484848486" table:style-name="ce25">
            <text:p>98,5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18" table:style-name="ce5">
            <text:p>318</text:p>
          </table:table-cell>
          <table:table-cell office:value-type="float" office:value="310" table:style-name="ce5">
            <text:p>310</text:p>
          </table:table-cell>
          <table:table-cell office:value-type="percentage" office:value="0.97846153846153849" table:style-name="ce25">
            <text:p>97,8%</text:p>
          </table:table-cell>
          <table:table-cell office:value-type="percentage" office:value="0.91692307692307695" table:style-name="ce25">
            <text:p>91,7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5046" table:style-name="ce15">
            <text:p>415.046</text:p>
          </table:table-cell>
          <table:table-cell office:value-type="float" office:value="412302" table:style-name="ce15">
            <text:p>412.302</text:p>
          </table:table-cell>
          <table:table-cell office:value-type="float" office:value="381662" table:style-name="ce15">
            <text:p>381.662</text:p>
          </table:table-cell>
          <table:table-cell office:value-type="percentage" office:value="0.993388684627728" table:style-name="ce26">
            <text:p>99,3%</text:p>
          </table:table-cell>
          <table:table-cell office:value-type="percentage" office:value="0.91956554213267927" table:style-name="ce26">
            <text:p>92,0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686793" table:style-name="ce23">
            <text:p>1.686.793</text:p>
          </table:table-cell>
          <table:table-cell office:value-type="percentage" office:value="0.85189672552731155" table:style-name="ce28">
            <text:p>85,2%</text:p>
          </table:table-cell>
          <table:table-cell office:value-type="float" office:value="792443" table:style-name="ce23">
            <text:p>792.443</text:p>
          </table:table-cell>
          <table:table-cell office:value-type="percentage" office:value="0.40021484371054383" table:style-name="ce28">
            <text:p>40,0%</text:p>
          </table:table-cell>
          <table:table-cell office:value-type="date" office:date-value="2021-05-06T00:00:00" table:style-name="ce29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25851" table:style-name="ce5">
            <text:p>325.851</text:p>
          </table:table-cell>
          <table:table-cell office:value-type="percentage" office:value="0.87095894731496359" table:style-name="ce30">
            <text:p>87,1%</text:p>
          </table:table-cell>
          <table:table-cell office:value-type="float" office:value="158560" table:style-name="ce5">
            <text:p>158.560</text:p>
          </table:table-cell>
          <table:table-cell office:value-type="percentage" office:value="0.4238110384386134" table:style-name="ce30">
            <text:p>42,4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292217" table:style-name="ce5">
            <text:p>292.217</text:p>
          </table:table-cell>
          <table:table-cell office:value-type="percentage" office:value="0.84278697649735956" table:style-name="ce30">
            <text:p>84,3%</text:p>
          </table:table-cell>
          <table:table-cell office:value-type="float" office:value="145871" table:style-name="ce5">
            <text:p>145.871</text:p>
          </table:table-cell>
          <table:table-cell office:value-type="percentage" office:value="0.42070851130716674" table:style-name="ce30">
            <text:p>42,1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194845" table:style-name="ce5">
            <text:p>194.845</text:p>
          </table:table-cell>
          <table:table-cell office:value-type="percentage" office:value="0.78792425057321591" table:style-name="ce30">
            <text:p>78,8%</text:p>
          </table:table-cell>
          <table:table-cell office:value-type="float" office:value="82734" table:style-name="ce5">
            <text:p>82.734</text:p>
          </table:table-cell>
          <table:table-cell office:value-type="percentage" office:value="0.33456401214772996" table:style-name="ce30">
            <text:p>33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71960" table:style-name="ce5">
            <text:p>371.960</text:p>
          </table:table-cell>
          <table:table-cell office:value-type="percentage" office:value="0.77514436532398057" table:style-name="ce30">
            <text:p>77,5%</text:p>
          </table:table-cell>
          <table:table-cell office:value-type="float" office:value="155763" table:style-name="ce5">
            <text:p>155.763</text:p>
          </table:table-cell>
          <table:table-cell office:value-type="percentage" office:value="0.32460160172050539" table:style-name="ce30">
            <text:p>32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38498" table:style-name="ce5">
            <text:p>138.498</text:p>
          </table:table-cell>
          <table:table-cell office:value-type="percentage" office:value="0.80778988994068346" table:style-name="ce30">
            <text:p>80,8%</text:p>
          </table:table-cell>
          <table:table-cell office:value-type="float" office:value="66003" table:style-name="ce5">
            <text:p>66.003</text:p>
          </table:table-cell>
          <table:table-cell office:value-type="percentage" office:value="0.38496264282339765" table:style-name="ce30">
            <text:p>38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676399" table:style-name="ce5">
            <text:p>676.399</text:p>
          </table:table-cell>
          <table:table-cell office:value-type="percentage" office:value="0.85876451484303784" table:style-name="ce30">
            <text:p>85,9%</text:p>
          </table:table-cell>
          <table:table-cell office:value-type="float" office:value="333364" table:style-name="ce5">
            <text:p>333.364</text:p>
          </table:table-cell>
          <table:table-cell office:value-type="percentage" office:value="0.42324304696803877" table:style-name="ce30">
            <text:p>42,3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43813" table:style-name="ce5">
            <text:p>443.813</text:p>
          </table:table-cell>
          <table:table-cell office:value-type="percentage" office:value="0.86557293281767134" table:style-name="ce30">
            <text:p>86,6%</text:p>
          </table:table-cell>
          <table:table-cell office:value-type="float" office:value="195862" table:style-name="ce5">
            <text:p>195.862</text:p>
          </table:table-cell>
          <table:table-cell office:value-type="percentage" office:value="0.38199161756761235" table:style-name="ce30">
            <text:p>38,2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548564" table:style-name="ce5">
            <text:p>1.548.564</text:p>
          </table:table-cell>
          <table:table-cell office:value-type="percentage" office:value="0.80651350574353464" table:style-name="ce30">
            <text:p>80,7%</text:p>
          </table:table-cell>
          <table:table-cell office:value-type="float" office:value="741704" table:style-name="ce5">
            <text:p>741.704</text:p>
          </table:table-cell>
          <table:table-cell office:value-type="percentage" office:value="0.38628968080363651" table:style-name="ce30">
            <text:p>38,6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028132" table:style-name="ce5">
            <text:p>1.028.132</text:p>
          </table:table-cell>
          <table:table-cell office:value-type="percentage" office:value="0.79385014990877301" table:style-name="ce30">
            <text:p>79,4%</text:p>
          </table:table-cell>
          <table:table-cell office:value-type="float" office:value="495938" table:style-name="ce5">
            <text:p>495.938</text:p>
          </table:table-cell>
          <table:table-cell office:value-type="percentage" office:value="0.38292792719753599" table:style-name="ce30">
            <text:p>38,3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64413" table:style-name="ce5">
            <text:p>264.413</text:p>
          </table:table-cell>
          <table:table-cell office:value-type="percentage" office:value="0.90188554393576603" table:style-name="ce30">
            <text:p>90,2%</text:p>
          </table:table-cell>
          <table:table-cell office:value-type="float" office:value="132362" table:style-name="ce5">
            <text:p>132.362</text:p>
          </table:table-cell>
          <table:table-cell office:value-type="percentage" office:value="0.45147316647224556" table:style-name="ce30">
            <text:p>45,1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733278" table:style-name="ce5">
            <text:p>733.278</text:p>
          </table:table-cell>
          <table:table-cell office:value-type="percentage" office:value="0.84188929621546027" table:style-name="ce30">
            <text:p>84,2%</text:p>
          </table:table-cell>
          <table:table-cell office:value-type="float" office:value="372831" table:style-name="ce5">
            <text:p>372.831</text:p>
          </table:table-cell>
          <table:table-cell office:value-type="percentage" office:value="0.42805379160060208" table:style-name="ce30">
            <text:p>42,8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1841" table:style-name="ce5">
            <text:p>81.841</text:p>
          </table:table-cell>
          <table:table-cell office:value-type="percentage" office:value="0.92948324815445771" table:style-name="ce30">
            <text:p>92,9%</text:p>
          </table:table-cell>
          <table:table-cell office:value-type="float" office:value="33252" table:style-name="ce5">
            <text:p>33.252</text:p>
          </table:table-cell>
          <table:table-cell office:value-type="percentage" office:value="0.37764906303236795" table:style-name="ce30">
            <text:p>37,8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365855" table:style-name="ce5">
            <text:p>1.365.855</text:p>
          </table:table-cell>
          <table:table-cell office:value-type="percentage" office:value="0.85712752725716435" table:style-name="ce30">
            <text:p>85,7%</text:p>
          </table:table-cell>
          <table:table-cell office:value-type="float" office:value="510351" table:style-name="ce5">
            <text:p>510.351</text:p>
          </table:table-cell>
          <table:table-cell office:value-type="percentage" office:value="0.32026524826077518" table:style-name="ce30">
            <text:p>32,0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54442" table:style-name="ce5">
            <text:p>254.442</text:p>
          </table:table-cell>
          <table:table-cell office:value-type="percentage" office:value="0.79617872263196265" table:style-name="ce30">
            <text:p>79,6%</text:p>
          </table:table-cell>
          <table:table-cell office:value-type="float" office:value="91468" table:style-name="ce5">
            <text:p>91.468</text:p>
          </table:table-cell>
          <table:table-cell office:value-type="percentage" office:value="0.28621405036000486" table:style-name="ce30">
            <text:p>28,6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52525" table:style-name="ce5">
            <text:p>152.525</text:p>
          </table:table-cell>
          <table:table-cell office:value-type="percentage" office:value="0.89299305628739711" table:style-name="ce30">
            <text:p>89,3%</text:p>
          </table:table-cell>
          <table:table-cell office:value-type="float" office:value="64630" table:style-name="ce5">
            <text:p>64.630</text:p>
          </table:table-cell>
          <table:table-cell office:value-type="percentage" office:value="0.37839135373122096" table:style-name="ce30">
            <text:p>37,8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541663" table:style-name="ce5">
            <text:p>541.663</text:p>
          </table:table-cell>
          <table:table-cell office:value-type="percentage" office:value="0.8318559471703908" table:style-name="ce30">
            <text:p>83,2%</text:p>
          </table:table-cell>
          <table:table-cell office:value-type="float" office:value="220530" table:style-name="ce5">
            <text:p>220.530</text:p>
          </table:table-cell>
          <table:table-cell office:value-type="percentage" office:value="0.33867772402672197" table:style-name="ce30">
            <text:p>33,9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299" table:style-name="ce5">
            <text:p>11.299</text:p>
          </table:table-cell>
          <table:table-cell office:value-type="percentage" office:value="0.76447902571041948" table:style-name="ce30">
            <text:p>76,4%</text:p>
          </table:table-cell>
          <table:table-cell office:value-type="float" office:value="6366" table:style-name="ce5">
            <text:p>6.366</text:p>
          </table:table-cell>
          <table:table-cell office:value-type="percentage" office:value="0.43071718538565629" table:style-name="ce30">
            <text:p>43,1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9814" table:style-name="ce5">
            <text:p>9.814</text:p>
          </table:table-cell>
          <table:table-cell office:value-type="percentage" office:value="0.70482619936799773" table:style-name="ce30">
            <text:p>70,5%</text:p>
          </table:table-cell>
          <table:table-cell office:value-type="float" office:value="5215" table:style-name="ce5">
            <text:p>5.215</text:p>
          </table:table-cell>
          <table:table-cell office:value-type="percentage" office:value="0.37453318012065501" table:style-name="ce30">
            <text:p>37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75" table:style-name="ce5">
            <text:p>3.175</text:p>
          </table:table-cell>
          <table:table-cell office:value-type="string" table:style-name="ce30">
            <text:p>-</text:p>
          </table:table-cell>
          <table:table-cell office:value-type="float" office:value="621" table:style-name="ce5">
            <text:p>621</text:p>
          </table:table-cell>
          <table:table-cell office:value-type="string" table:style-name="ce30">
            <text:p>-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0125377" table:style-name="ce15">
            <text:p>10.125.377</text:p>
          </table:table-cell>
          <table:table-cell office:value-type="percentage" office:value="0.8346658225521193" table:style-name="ce16">
            <text:p>83,5%</text:p>
          </table:table-cell>
          <table:table-cell office:value-type="float" office:value="4605868" table:style-name="ce15">
            <text:p>4.605.868</text:p>
          </table:table-cell>
          <table:table-cell office:value-type="percentage" office:value="0.37967579901335868" table:style-name="ce16">
            <text:p>38,0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6515" table:style-name="ce40">
            <text:p>426.515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08351" table:style-name="ce40">
            <text:p>608.351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3537634094476929" table:style-name="ce41">
            <text:p>93,5%</text:p>
          </table:table-cell>
          <table:table-cell office:value-type="float" office:value="651927" table:style-name="ce40">
            <text:p>651.927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71159650143481346" table:style-name="ce41">
            <text:p>71,2%</text:p>
          </table:table-cell>
          <table:table-cell office:value-type="float" office:value="172450" table:style-name="ce40">
            <text:p>172.450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13632184762150193" table:style-name="ce40">
            <text:p>0</text:p>
          </table:table-cell>
          <table:table-cell office:value-type="float" office:value="344580" table:style-name="ce40">
            <text:p>344.580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450195239486127" table:style-name="ce41">
            <text:p>11,5%</text:p>
          </table:table-cell>
          <table:table-cell office:value-type="float" office:value="31683" table:style-name="ce40">
            <text:p>31.683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0624274981385199E-2" table:style-name="ce41">
            <text:p>5,1%</text:p>
          </table:table-cell>
          <table:table-cell office:value-type="float" office:value="388" table:style-name="ce40">
            <text:p>388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132793905046696E-3" table:style-name="ce41">
            <text:p>0,2%</text:p>
          </table:table-cell>
          <table:table-cell office:value-type="float" office:value="2235894" table:style-name="ce40">
            <text:p>2.235.894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1659962677421372" table:style-name="ce41">
            <text:p>31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549" table:style-name="ce43">
            <text:p>99.549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1314" table:style-name="ce43">
            <text:p>111.314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3576562565676091" table:style-name="ce44">
            <text:p>93,6%</text:p>
          </table:table-cell>
          <table:table-cell office:value-type="float" office:value="114988" table:style-name="ce43">
            <text:p>114.988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73537255303228943" table:style-name="ce44">
            <text:p>73,5%</text:p>
          </table:table-cell>
          <table:table-cell office:value-type="float" office:value="32518" table:style-name="ce43">
            <text:p>32.518</text:p>
          </table:table-cell>
          <table:table-cell office:value-type="float" office:value="198266" table:style-name="ce43">
            <text:p>198.266</text:p>
          </table:table-cell>
          <table:table-cell office:value-type="float" office:value="0.1640119839004166" table:style-name="ce43">
            <text:p>0</text:p>
          </table:table-cell>
          <table:table-cell office:value-type="float" office:value="54069" table:style-name="ce43">
            <text:p>54.069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2120838498665047" table:style-name="ce44">
            <text:p>12,1%</text:p>
          </table:table-cell>
          <table:table-cell office:value-type="float" office:value="6064" table:style-name="ce43">
            <text:p>6.064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7997308813635346E-2" table:style-name="ce44">
            <text:p>6,8%</text:p>
          </table:table-cell>
          <table:table-cell office:value-type="float" office:value="40" table:style-name="ce43">
            <text:p>40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5932446427148889E-3" table:style-name="ce44">
            <text:p>0,2%</text:p>
          </table:table-cell>
          <table:table-cell office:value-type="float" office:value="418542" table:style-name="ce43">
            <text:p>418.542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694873777768361" table:style-name="ce44">
            <text:p>36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319" table:style-name="ce43">
            <text:p>87.319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422722200715052" table:style-name="ce44">
            <text:p>99,4%</text:p>
          </table:table-cell>
          <table:table-cell office:value-type="float" office:value="105725" table:style-name="ce43">
            <text:p>105.725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6774341183900991" table:style-name="ce44">
            <text:p>96,8%</text:p>
          </table:table-cell>
          <table:table-cell office:value-type="float" office:value="99173" table:style-name="ce43">
            <text:p>99.173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66269077593349901" table:style-name="ce44">
            <text:p>66,3%</text:p>
          </table:table-cell>
          <table:table-cell office:value-type="float" office:value="26796" table:style-name="ce43">
            <text:p>26.796</text:p>
          </table:table-cell>
          <table:table-cell office:value-type="float" office:value="162645" table:style-name="ce43">
            <text:p>162.645</text:p>
          </table:table-cell>
          <table:table-cell office:value-type="float" office:value="0.16475145255003229" table:style-name="ce43">
            <text:p>0</text:p>
          </table:table-cell>
          <table:table-cell office:value-type="float" office:value="42847" table:style-name="ce43">
            <text:p>42.847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302597059873639" table:style-name="ce44">
            <text:p>13,3%</text:p>
          </table:table-cell>
          <table:table-cell office:value-type="float" office:value="4264" table:style-name="ce43">
            <text:p>4.264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870208014175234E-2" table:style-name="ce44">
            <text:p>7,9%</text:p>
          </table:table-cell>
          <table:table-cell office:value-type="float" office:value="37" table:style-name="ce43">
            <text:p>37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3774336567499838E-3" table:style-name="ce44">
            <text:p>0,2%</text:p>
          </table:table-cell>
          <table:table-cell office:value-type="float" office:value="366161" table:style-name="ce43">
            <text:p>366.161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0629975954523312" table:style-name="ce44">
            <text:p>40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599" table:style-name="ce43">
            <text:p>49.599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69770" table:style-name="ce43">
            <text:p>69.770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86653584380744197" table:style-name="ce44">
            <text:p>86,7%</text:p>
          </table:table-cell>
          <table:table-cell office:value-type="float" office:value="75476" table:style-name="ce43">
            <text:p>75.476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64382287961375406" table:style-name="ce44">
            <text:p>64,4%</text:p>
          </table:table-cell>
          <table:table-cell office:value-type="float" office:value="26195" table:style-name="ce43">
            <text:p>26.195</text:p>
          </table:table-cell>
          <table:table-cell office:value-type="float" office:value="165797" table:style-name="ce43">
            <text:p>165.797</text:p>
          </table:table-cell>
          <table:table-cell office:value-type="float" office:value="0.15799441485672239" table:style-name="ce43">
            <text:p>0</text:p>
          </table:table-cell>
          <table:table-cell office:value-type="float" office:value="44730" table:style-name="ce43">
            <text:p>44.730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6389644308636502E-2" table:style-name="ce44">
            <text:p>9,6%</text:p>
          </table:table-cell>
          <table:table-cell office:value-type="float" office:value="3875" table:style-name="ce43">
            <text:p>3.875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5142650776453595E-2" table:style-name="ce44">
            <text:p>4,5%</text:p>
          </table:table-cell>
          <table:table-cell office:value-type="float" office:value="36" table:style-name="ce43">
            <text:p>36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450643776824034E-3" table:style-name="ce44">
            <text:p>0,2%</text:p>
          </table:table-cell>
          <table:table-cell office:value-type="float" office:value="269681" table:style-name="ce43">
            <text:p>269.681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27343277105159897" table:style-name="ce44">
            <text:p>27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8193" table:style-name="ce43">
            <text:p>88.193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7735936876634599" table:style-name="ce44">
            <text:p>97,7%</text:p>
          </table:table-cell>
          <table:table-cell office:value-type="float" office:value="129905" table:style-name="ce43">
            <text:p>129.905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4064038930699991" table:style-name="ce44">
            <text:p>84,1%</text:p>
          </table:table-cell>
          <table:table-cell office:value-type="float" office:value="153862" table:style-name="ce43">
            <text:p>153.862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65447569462167998" table:style-name="ce44">
            <text:p>65,4%</text:p>
          </table:table-cell>
          <table:table-cell office:value-type="float" office:value="35831" table:style-name="ce43">
            <text:p>35.831</text:p>
          </table:table-cell>
          <table:table-cell office:value-type="float" office:value="350512" table:style-name="ce43">
            <text:p>350.512</text:p>
          </table:table-cell>
          <table:table-cell office:value-type="float" office:value="0.10222474551513215" table:style-name="ce43">
            <text:p>0</text:p>
          </table:table-cell>
          <table:table-cell office:value-type="float" office:value="70459" table:style-name="ce43">
            <text:p>70.459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8.4644484515461707E-2" table:style-name="ce44">
            <text:p>8,5%</text:p>
          </table:table-cell>
          <table:table-cell office:value-type="float" office:value="6200" table:style-name="ce43">
            <text:p>6.200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3.7828174668545871E-2" table:style-name="ce44">
            <text:p>3,8%</text:p>
          </table:table-cell>
          <table:table-cell office:value-type="float" office:value="62" table:style-name="ce43">
            <text:p>62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397907647907648E-3" table:style-name="ce44">
            <text:p>0,1%</text:p>
          </table:table-cell>
          <table:table-cell office:value-type="float" office:value="484512" table:style-name="ce43">
            <text:p>484.512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5895427819819317" table:style-name="ce44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529" table:style-name="ce43">
            <text:p>41.529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3032" table:style-name="ce43">
            <text:p>53.032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99935928843327182" table:style-name="ce44">
            <text:p>99,9%</text:p>
          </table:table-cell>
          <table:table-cell office:value-type="float" office:value="43937" table:style-name="ce43">
            <text:p>43.937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56806516258323103" table:style-name="ce44">
            <text:p>56,8%</text:p>
          </table:table-cell>
          <table:table-cell office:value-type="float" office:value="12111" table:style-name="ce43">
            <text:p>12.111</text:p>
          </table:table-cell>
          <table:table-cell office:value-type="float" office:value="89964" table:style-name="ce43">
            <text:p>89.964</text:p>
          </table:table-cell>
          <table:table-cell office:value-type="float" office:value="0.13462051487261573" table:style-name="ce43">
            <text:p>0</text:p>
          </table:table-cell>
          <table:table-cell office:value-type="float" office:value="23485" table:style-name="ce43">
            <text:p>23.485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0906502746588" table:style-name="ce44">
            <text:p>12,1%</text:p>
          </table:table-cell>
          <table:table-cell office:value-type="float" office:value="1635" table:style-name="ce43">
            <text:p>1.635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6801202232717908E-2" table:style-name="ce44">
            <text:p>4,7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175734" table:style-name="ce43">
            <text:p>175.734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5049782202862478" table:style-name="ce44">
            <text:p>3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6845" table:style-name="ce43">
            <text:p>226.845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1404" table:style-name="ce43">
            <text:p>241.40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8367629680942092" table:style-name="ce44">
            <text:p>98,4%</text:p>
          </table:table-cell>
          <table:table-cell office:value-type="float" office:value="208150" table:style-name="ce43">
            <text:p>208.150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65337832535509688" table:style-name="ce44">
            <text:p>65,3%</text:p>
          </table:table-cell>
          <table:table-cell office:value-type="float" office:value="58447" table:style-name="ce43">
            <text:p>58.447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333377057781858" table:style-name="ce43">
            <text:p>0</text:p>
          </table:table-cell>
          <table:table-cell office:value-type="float" office:value="90958" table:style-name="ce43">
            <text:p>90.958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309087218350362" table:style-name="ce44">
            <text:p>12,3%</text:p>
          </table:table-cell>
          <table:table-cell office:value-type="float" office:value="8111" table:style-name="ce43">
            <text:p>8.111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6161803603329133E-2" table:style-name="ce44">
            <text:p>5,6%</text:p>
          </table:table-cell>
          <table:table-cell office:value-type="float" office:value="105" table:style-name="ce43">
            <text:p>105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5808671713695801E-3" table:style-name="ce44">
            <text:p>0,3%</text:p>
          </table:table-cell>
          <table:table-cell office:value-type="float" office:value="834020" table:style-name="ce43">
            <text:p>834.020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39850483044121643" table:style-name="ce44">
            <text:p>39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5976" table:style-name="ce43">
            <text:p>135.976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49867" table:style-name="ce43">
            <text:p>149.867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4196139559147962" table:style-name="ce44">
            <text:p>94,2%</text:p>
          </table:table-cell>
          <table:table-cell office:value-type="float" office:value="157970" table:style-name="ce43">
            <text:p>157.970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72316016919668202" table:style-name="ce44">
            <text:p>72,3%</text:p>
          </table:table-cell>
          <table:table-cell office:value-type="float" office:value="48610" table:style-name="ce43">
            <text:p>48.610</text:p>
          </table:table-cell>
          <table:table-cell office:value-type="float" office:value="307478" table:style-name="ce43">
            <text:p>307.478</text:p>
          </table:table-cell>
          <table:table-cell office:value-type="float" office:value="0.15809261150391246" table:style-name="ce43">
            <text:p>0</text:p>
          </table:table-cell>
          <table:table-cell office:value-type="float" office:value="78070" table:style-name="ce43">
            <text:p>78.070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028939133874396" table:style-name="ce44">
            <text:p>11,0%</text:p>
          </table:table-cell>
          <table:table-cell office:value-type="float" office:value="6486" table:style-name="ce43">
            <text:p>6.486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3379392447732049E-2" table:style-name="ce44">
            <text:p>4,3%</text:p>
          </table:table-cell>
          <table:table-cell office:value-type="float" office:value="104" table:style-name="ce43">
            <text:p>104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4549145500896989E-3" table:style-name="ce44">
            <text:p>0,2%</text:p>
          </table:table-cell>
          <table:table-cell office:value-type="float" office:value="577083" table:style-name="ce43">
            <text:p>577.083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355203946129105" table:style-name="ce44">
            <text:p>3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8080" table:style-name="ce43">
            <text:p>448.080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01550" table:style-name="ce43">
            <text:p>501.550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78947948345012997" table:style-name="ce44">
            <text:p>78,9%</text:p>
          </table:table-cell>
          <table:table-cell office:value-type="float" office:value="598934" table:style-name="ce43">
            <text:p>598.934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71507335383674953" table:style-name="ce44">
            <text:p>71,5%</text:p>
          </table:table-cell>
          <table:table-cell office:value-type="float" office:value="151396" table:style-name="ce43">
            <text:p>151.396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13866896261151515" table:style-name="ce43">
            <text:p>0</text:p>
          </table:table-cell>
          <table:table-cell office:value-type="float" office:value="320334" table:style-name="ce43">
            <text:p>320.334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42570371369077" table:style-name="ce44">
            <text:p>11,4%</text:p>
          </table:table-cell>
          <table:table-cell office:value-type="float" office:value="40696" table:style-name="ce43">
            <text:p>40.696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3152668627183115E-2" table:style-name="ce44">
            <text:p>7,3%</text:p>
          </table:table-cell>
          <table:table-cell office:value-type="float" office:value="450" table:style-name="ce43">
            <text:p>450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8148926587599462E-3" table:style-name="ce44">
            <text:p>0,3%</text:p>
          </table:table-cell>
          <table:table-cell office:value-type="float" office:value="2061440" table:style-name="ce43">
            <text:p>2.061.440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1560746138269946" table:style-name="ce44">
            <text:p>3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0610" table:style-name="ce43">
            <text:p>290.610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92375" table:style-name="ce43">
            <text:p>392.375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89611567114753055" table:style-name="ce44">
            <text:p>89,6%</text:p>
          </table:table-cell>
          <table:table-cell office:value-type="float" office:value="345147" table:style-name="ce43">
            <text:p>345.147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59433504153407446" table:style-name="ce44">
            <text:p>59,4%</text:p>
          </table:table-cell>
          <table:table-cell office:value-type="float" office:value="99087" table:style-name="ce43">
            <text:p>99.087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170613052181609" table:style-name="ce43">
            <text:p>0</text:p>
          </table:table-cell>
          <table:table-cell office:value-type="float" office:value="207725" table:style-name="ce43">
            <text:p>207.725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762677332022625" table:style-name="ce44">
            <text:p>11,8%</text:p>
          </table:table-cell>
          <table:table-cell office:value-type="float" office:value="18203" table:style-name="ce43">
            <text:p>18.203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590833082979529E-2" table:style-name="ce44">
            <text:p>5,2%</text:p>
          </table:table-cell>
          <table:table-cell office:value-type="float" office:value="149" table:style-name="ce43">
            <text:p>149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4459140797096527E-3" table:style-name="ce44">
            <text:p>0,1%</text:p>
          </table:table-cell>
          <table:table-cell office:value-type="float" office:value="1353296" table:style-name="ce43">
            <text:p>1.353.296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1698274075054372" table:style-name="ce44">
            <text:p>31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531" table:style-name="ce43">
            <text:p>77.531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3276" table:style-name="ce43">
            <text:p>93.276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.0152379293830815" table:style-name="ce44">
            <text:p>101,5%</text:p>
          </table:table-cell>
          <table:table-cell office:value-type="float" office:value="93606" table:style-name="ce43">
            <text:p>93.606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74707295465972845" table:style-name="ce44">
            <text:p>74,7%</text:p>
          </table:table-cell>
          <table:table-cell office:value-type="float" office:value="24992" table:style-name="ce43">
            <text:p>24.992</text:p>
          </table:table-cell>
          <table:table-cell office:value-type="float" office:value="169216" table:style-name="ce43">
            <text:p>169.216</text:p>
          </table:table-cell>
          <table:table-cell office:value-type="float" office:value="0.1476928895612708" table:style-name="ce43">
            <text:p>0</text:p>
          </table:table-cell>
          <table:table-cell office:value-type="float" office:value="43881" table:style-name="ce43">
            <text:p>43.881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2474060344876599" table:style-name="ce44">
            <text:p>12,5%</text:p>
          </table:table-cell>
          <table:table-cell office:value-type="float" office:value="2377" table:style-name="ce43">
            <text:p>2.377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1240142992324676E-2" table:style-name="ce44">
            <text:p>3,1%</text:p>
          </table:table-cell>
          <table:table-cell office:value-type="float" office:value="64" table:style-name="ce43">
            <text:p>64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0544552092779077E-3" table:style-name="ce44">
            <text:p>0,3%</text:p>
          </table:table-cell>
          <table:table-cell office:value-type="float" office:value="335727" table:style-name="ce43">
            <text:p>335.72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36843965132191925" table:style-name="ce44">
            <text:p>36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956" table:style-name="ce43">
            <text:p>236.956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6381" table:style-name="ce43">
            <text:p>276.381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382072183378086" table:style-name="ce44">
            <text:p>95,4%</text:p>
          </table:table-cell>
          <table:table-cell office:value-type="float" office:value="219941" table:style-name="ce43">
            <text:p>219.941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63396910589259414" table:style-name="ce44">
            <text:p>63,4%</text:p>
          </table:table-cell>
          <table:table-cell office:value-type="float" office:value="67030" table:style-name="ce43">
            <text:p>67.030</text:p>
          </table:table-cell>
          <table:table-cell office:value-type="float" office:value="405889" table:style-name="ce43">
            <text:p>405.889</text:p>
          </table:table-cell>
          <table:table-cell office:value-type="float" office:value="0.16514367228478721" table:style-name="ce43">
            <text:p>0</text:p>
          </table:table-cell>
          <table:table-cell office:value-type="float" office:value="98004" table:style-name="ce43">
            <text:p>98.004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024022389100611" table:style-name="ce44">
            <text:p>11,0%</text:p>
          </table:table-cell>
          <table:table-cell office:value-type="float" office:value="5236" table:style-name="ce43">
            <text:p>5.236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427935447968837E-2" table:style-name="ce44">
            <text:p>3,4%</text:p>
          </table:table-cell>
          <table:table-cell office:value-type="float" office:value="42" table:style-name="ce43">
            <text:p>42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5424183214431774E-4" table:style-name="ce44">
            <text:p>0,1%</text:p>
          </table:table-cell>
          <table:table-cell office:value-type="float" office:value="903590" table:style-name="ce43">
            <text:p>903.590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38244880838958745" table:style-name="ce44">
            <text:p>38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071" table:style-name="ce43">
            <text:p>23.071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863" table:style-name="ce43">
            <text:p>27.863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9068444444444448" table:style-name="ce44">
            <text:p>99,1%</text:p>
          </table:table-cell>
          <table:table-cell office:value-type="float" office:value="30907" table:style-name="ce43">
            <text:p>30.907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81942308712020784" table:style-name="ce44">
            <text:p>81,9%</text:p>
          </table:table-cell>
          <table:table-cell office:value-type="float" office:value="6991" table:style-name="ce43">
            <text:p>6.991</text:p>
          </table:table-cell>
          <table:table-cell office:value-type="float" office:value="47664" table:style-name="ce43">
            <text:p>47.664</text:p>
          </table:table-cell>
          <table:table-cell office:value-type="float" office:value="0.14667254112118161" table:style-name="ce43">
            <text:p>0</text:p>
          </table:table-cell>
          <table:table-cell office:value-type="float" office:value="13393" table:style-name="ce43">
            <text:p>13.393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2444944154323626" table:style-name="ce44">
            <text:p>12,4%</text:p>
          </table:table-cell>
          <table:table-cell office:value-type="float" office:value="1342" table:style-name="ce43">
            <text:p>1.342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3391591875295222E-2" table:style-name="ce44">
            <text:p>6,3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3577" table:style-name="ce43">
            <text:p>103.577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38250217882624044" table:style-name="ce44">
            <text:p>38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3939" table:style-name="ce43">
            <text:p>363.939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9949742119399543" table:style-name="ce44">
            <text:p>99,9%</text:p>
          </table:table-cell>
          <table:table-cell office:value-type="float" office:value="467737" table:style-name="ce43">
            <text:p>467.737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8909692613875047" table:style-name="ce44">
            <text:p>88,9%</text:p>
          </table:table-cell>
          <table:table-cell office:value-type="float" office:value="534179" table:style-name="ce43">
            <text:p>534.179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75950736716984946" table:style-name="ce44">
            <text:p>76,0%</text:p>
          </table:table-cell>
          <table:table-cell office:value-type="float" office:value="128762" table:style-name="ce43">
            <text:p>128.762</text:p>
          </table:table-cell>
          <table:table-cell office:value-type="float" office:value="972783" table:style-name="ce43">
            <text:p>972.783</text:p>
          </table:table-cell>
          <table:table-cell office:value-type="float" office:value="0.13236456640381256" table:style-name="ce43">
            <text:p>0</text:p>
          </table:table-cell>
          <table:table-cell office:value-type="float" office:value="283733" table:style-name="ce43">
            <text:p>283.733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287298551916927" table:style-name="ce44">
            <text:p>11,3%</text:p>
          </table:table-cell>
          <table:table-cell office:value-type="float" office:value="24269" table:style-name="ce43">
            <text:p>24.269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0590349289996582E-2" table:style-name="ce44">
            <text:p>5,1%</text:p>
          </table:table-cell>
          <table:table-cell office:value-type="float" office:value="293" table:style-name="ce43">
            <text:p>293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1566159530696815E-3" table:style-name="ce44">
            <text:p>0,2%</text:p>
          </table:table-cell>
          <table:table-cell office:value-type="float" office:value="1802912" table:style-name="ce43">
            <text:p>1.802.912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1654342290562421" table:style-name="ce44">
            <text:p>31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031" table:style-name="ce43">
            <text:p>72.031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0418" table:style-name="ce43">
            <text:p>90.418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7870630424008012" table:style-name="ce44">
            <text:p>87,9%</text:p>
          </table:table-cell>
          <table:table-cell office:value-type="float" office:value="91993" table:style-name="ce43">
            <text:p>91.993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62619036274156115" table:style-name="ce44">
            <text:p>62,6%</text:p>
          </table:table-cell>
          <table:table-cell office:value-type="float" office:value="26490" table:style-name="ce43">
            <text:p>26.490</text:p>
          </table:table-cell>
          <table:table-cell office:value-type="float" office:value="213256" table:style-name="ce43">
            <text:p>213.256</text:p>
          </table:table-cell>
          <table:table-cell office:value-type="float" office:value="0.12421690362756499" table:style-name="ce43">
            <text:p>0</text:p>
          </table:table-cell>
          <table:table-cell office:value-type="float" office:value="59843" table:style-name="ce43">
            <text:p>59.84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0855577626005641" table:style-name="ce44">
            <text:p>10,9%</text:p>
          </table:table-cell>
          <table:table-cell office:value-type="float" office:value="7173" table:style-name="ce43">
            <text:p>7.173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0446459420057809E-2" table:style-name="ce44">
            <text:p>6,0%</text:p>
          </table:table-cell>
          <table:table-cell office:value-type="float" office:value="123" table:style-name="ce43">
            <text:p>123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5434431896750403E-3" table:style-name="ce44">
            <text:p>0,4%</text:p>
          </table:table-cell>
          <table:table-cell office:value-type="float" office:value="348071" table:style-name="ce43">
            <text:p>348.071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2812742680885898" table:style-name="ce44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853" table:style-name="ce43">
            <text:p>41.853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3921" table:style-name="ce43">
            <text:p>53.921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6646472612560941" table:style-name="ce44">
            <text:p>96,6%</text:p>
          </table:table-cell>
          <table:table-cell office:value-type="float" office:value="56751" table:style-name="ce43">
            <text:p>56.751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76852554032825959" table:style-name="ce44">
            <text:p>76,9%</text:p>
          </table:table-cell>
          <table:table-cell office:value-type="float" office:value="15480" table:style-name="ce43">
            <text:p>15.480</text:p>
          </table:table-cell>
          <table:table-cell office:value-type="float" office:value="96694" table:style-name="ce43">
            <text:p>96.694</text:p>
          </table:table-cell>
          <table:table-cell office:value-type="float" office:value="0.16009266345378204" table:style-name="ce43">
            <text:p>0</text:p>
          </table:table-cell>
          <table:table-cell office:value-type="float" office:value="27785" table:style-name="ce43">
            <text:p>27.785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2458077012751761" table:style-name="ce44">
            <text:p>12,5%</text:p>
          </table:table-cell>
          <table:table-cell office:value-type="float" office:value="3438" table:style-name="ce43">
            <text:p>3.438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0879290794763433E-2" table:style-name="ce44">
            <text:p>7,1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199236" table:style-name="ce43">
            <text:p>199.236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6032445043269101" table:style-name="ce44">
            <text:p>3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9561" table:style-name="ce43">
            <text:p>159.561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183779" table:style-name="ce43">
            <text:p>183.779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86248421961601451" table:style-name="ce44">
            <text:p>86,2%</text:p>
          </table:table-cell>
          <table:table-cell office:value-type="float" office:value="198323" table:style-name="ce43">
            <text:p>198.323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70799553047097841" table:style-name="ce44">
            <text:p>70,8%</text:p>
          </table:table-cell>
          <table:table-cell office:value-type="float" office:value="52593" table:style-name="ce43">
            <text:p>52.593</text:p>
          </table:table-cell>
          <table:table-cell office:value-type="float" office:value="339977" table:style-name="ce43">
            <text:p>339.977</text:p>
          </table:table-cell>
          <table:table-cell office:value-type="float" office:value="0.15469575883074443" table:style-name="ce43">
            <text:p>0</text:p>
          </table:table-cell>
          <table:table-cell office:value-type="float" office:value="95993" table:style-name="ce43">
            <text:p>95.99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243172026173727" table:style-name="ce44">
            <text:p>13,2%</text:p>
          </table:table-cell>
          <table:table-cell office:value-type="float" office:value="12280" table:style-name="ce43">
            <text:p>12.280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7512382146903933E-2" table:style-name="ce44">
            <text:p>8,8%</text:p>
          </table:table-cell>
          <table:table-cell office:value-type="float" office:value="18" table:style-name="ce43">
            <text:p>1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4.3037490436113234E-4" table:style-name="ce44">
            <text:p>0,0%</text:p>
          </table:table-cell>
          <table:table-cell office:value-type="float" office:value="702547" table:style-name="ce43">
            <text:p>702.547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3701272256855852" table:style-name="ce44">
            <text:p>37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83" table:style-name="ce43">
            <text:p>2.283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7639155470249519" table:style-name="ce44">
            <text:p>87,6%</text:p>
          </table:table-cell>
          <table:table-cell office:value-type="float" office:value="3524" table:style-name="ce43">
            <text:p>3.524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1611857341361738" table:style-name="ce44">
            <text:p>81,6%</text:p>
          </table:table-cell>
          <table:table-cell office:value-type="float" office:value="5492" table:style-name="ce43">
            <text:p>5.492</text:p>
          </table:table-cell>
          <table:table-cell office:value-type="float" office:value="7857" table:style-name="ce43">
            <text:p>7.857</text:p>
          </table:table-cell>
          <table:table-cell office:value-type="percentage" office:value="0.6989945271732213" table:style-name="ce44">
            <text:p>69,9%</text:p>
          </table:table-cell>
          <table:table-cell office:value-type="float" office:value="2347" table:style-name="ce43">
            <text:p>2.347</text:p>
          </table:table-cell>
          <table:table-cell office:value-type="float" office:value="11556" table:style-name="ce43">
            <text:p>11.556</text:p>
          </table:table-cell>
          <table:table-cell office:value-type="float" office:value="0.20309795777085496" table:style-name="ce43">
            <text:p>0</text:p>
          </table:table-cell>
          <table:table-cell office:value-type="float" office:value="3743" table:style-name="ce43">
            <text:p>3.743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449278254506752" table:style-name="ce44">
            <text:p>12,4%</text:p>
          </table:table-cell>
          <table:table-cell office:value-type="float" office:value="318" table:style-name="ce43">
            <text:p>318</text:p>
          </table:table-cell>
          <table:table-cell office:value-type="float" office:value="7581" table:style-name="ce43">
            <text:p>7.581</text:p>
          </table:table-cell>
          <table:table-cell office:value-type="percentage" office:value="4.1946972694895134E-2" table:style-name="ce44">
            <text:p>4,2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.175</text:p>
          </table:table-cell>
          <table:table-cell office:value-type="percentage" office:value="2.7586206896551722E-3" table:style-name="ce44">
            <text:p>0,3%</text:p>
          </table:table-cell>
          <table:table-cell office:value-type="float" office:value="17713" table:style-name="ce43">
            <text:p>17.713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26773783971704102" table:style-name="ce44">
            <text:p>26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35" table:style-name="ce43">
            <text:p>1.835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8118348233290757" table:style-name="ce44">
            <text:p>78,1%</text:p>
          </table:table-cell>
          <table:table-cell office:value-type="float" office:value="2896" table:style-name="ce43">
            <text:p>2.896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726787620064034" table:style-name="ce44">
            <text:p>77,3%</text:p>
          </table:table-cell>
          <table:table-cell office:value-type="float" office:value="5083" table:style-name="ce43">
            <text:p>5.083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4941867893190242" table:style-name="ce44">
            <text:p>64,9%</text:p>
          </table:table-cell>
          <table:table-cell office:value-type="float" office:value="2006" table:style-name="ce43">
            <text:p>2.006</text:p>
          </table:table-cell>
          <table:table-cell office:value-type="float" office:value="11299" table:style-name="ce43">
            <text:p>11.299</text:p>
          </table:table-cell>
          <table:table-cell office:value-type="float" office:value="0.17753783520665545" table:style-name="ce43">
            <text:p>0</text:p>
          </table:table-cell>
          <table:table-cell office:value-type="float" office:value="3419" table:style-name="ce43">
            <text:p>3.419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1360691144708424" table:style-name="ce44">
            <text:p>11,4%</text:p>
          </table:table-cell>
          <table:table-cell office:value-type="float" office:value="213" table:style-name="ce43">
            <text:p>213</text:p>
          </table:table-cell>
          <table:table-cell office:value-type="float" office:value="8536" table:style-name="ce43">
            <text:p>8.536</text:p>
          </table:table-cell>
          <table:table-cell office:value-type="percentage" office:value="2.4953139643861293E-2" table:style-name="ce44">
            <text:p>2,5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5458" table:style-name="ce43">
            <text:p>15.458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3358215721236664" table:style-name="ce44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39" table:style-name="ce46">
            <text:p>3.13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984" table:style-name="ce46">
            <text:p>7.984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8683" table:style-name="ce46">
            <text:p>48.68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475" table:style-name="ce46">
            <text:p>6.47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317" table:style-name="ce46">
            <text:p>66.3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73301" table:style-name="ce50">
            <text:p>2.873.301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563098" table:style-name="ce50">
            <text:p>3.563.098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89976199765406706" table:style-name="ce51">
            <text:p>90,0%</text:p>
          </table:table-cell>
          <table:table-cell office:value-type="float" office:value="3688978" table:style-name="ce50">
            <text:p>3.688.978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69120998256319199" table:style-name="ce51">
            <text:p>69,1%</text:p>
          </table:table-cell>
          <table:table-cell office:value-type="float" office:value="998116" table:style-name="ce50">
            <text:p>998.116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14191277899752974" table:style-name="ce50">
            <text:p>0</text:p>
          </table:table-cell>
          <table:table-cell office:value-type="float" office:value="1955734" table:style-name="ce50">
            <text:p>1.955.734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706696824090679" table:style-name="ce51">
            <text:p>11,7%</text:p>
          </table:table-cell>
          <table:table-cell office:value-type="float" office:value="190338" table:style-name="ce50">
            <text:p>190.338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7498733498091863E-2" table:style-name="ce51">
            <text:p>5,7%</text:p>
          </table:table-cell>
          <table:table-cell office:value-type="float" office:value="1946" table:style-name="ce50">
            <text:p>1.946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0504736847096411E-3" table:style-name="ce51">
            <text:p>0,2%</text:p>
          </table:table-cell>
          <table:table-cell office:value-type="float" office:value="13271511" table:style-name="ce50">
            <text:p>13.271.511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3071442479859492" table:style-name="ce51">
            <text:p>33,1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1864" table:style-name="ce40">
            <text:p>411.864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0.99600499134253573" table:style-name="ce41">
            <text:p>99,6%</text:p>
          </table:table-cell>
          <table:table-cell office:value-type="float" office:value="326028" table:style-name="ce40">
            <text:p>326.028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50128770674420076" table:style-name="ce41">
            <text:p>50,1%</text:p>
          </table:table-cell>
          <table:table-cell office:value-type="float" office:value="54551" table:style-name="ce40">
            <text:p>54.551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5.9543937817839274E-2" table:style-name="ce41">
            <text:p>6,0%</text:p>
          </table:table-cell>
          <table:table-cell office:value-type="float" office:value="77516" table:style-name="ce40">
            <text:p>77.516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127645311816958E-2" table:style-name="ce41">
            <text:p>6,1%</text:p>
          </table:table-cell>
          <table:table-cell office:value-type="float" office:value="145481" table:style-name="ce40">
            <text:p>145.481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4.8342499670197957E-2" table:style-name="ce41">
            <text:p>4,8%</text:p>
          </table:table-cell>
          <table:table-cell office:value-type="float" office:value="14065" table:style-name="ce40">
            <text:p>14.065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2473579762433572E-2" table:style-name="ce41">
            <text:p>2,2%</text:p>
          </table:table-cell>
          <table:table-cell office:value-type="float" office:value="252" table:style-name="ce40">
            <text:p>252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385216659978782E-3" table:style-name="ce41">
            <text:p>0,1%</text:p>
          </table:table-cell>
          <table:table-cell office:value-type="float" office:value="1029757" table:style-name="ce40">
            <text:p>1.029.757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4581222628091223" table:style-name="ce41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5922" table:style-name="ce43">
            <text:p>95.922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7080166384972721" table:style-name="ce44">
            <text:p>97,1%</text:p>
          </table:table-cell>
          <table:table-cell office:value-type="float" office:value="46036" table:style-name="ce43">
            <text:p>46.036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38700348871421969" table:style-name="ce44">
            <text:p>38,7%</text:p>
          </table:table-cell>
          <table:table-cell office:value-type="float" office:value="16602" table:style-name="ce43">
            <text:p>16.602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617329743488076" table:style-name="ce44">
            <text:p>10,6%</text:p>
          </table:table-cell>
          <table:table-cell office:value-type="float" office:value="14650" table:style-name="ce43">
            <text:p>14.650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3890631777511026E-2" table:style-name="ce44">
            <text:p>7,4%</text:p>
          </table:table-cell>
          <table:table-cell office:value-type="float" office:value="22441" table:style-name="ce43">
            <text:p>22.441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030678147340293E-2" table:style-name="ce44">
            <text:p>5,0%</text:p>
          </table:table-cell>
          <table:table-cell office:value-type="float" office:value="1520" table:style-name="ce43">
            <text:p>1.520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044180309486432E-2" table:style-name="ce44">
            <text:p>1,7%</text:p>
          </table:table-cell>
          <table:table-cell office:value-type="float" office:value="28" table:style-name="ce43">
            <text:p>2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97199" table:style-name="ce43">
            <text:p>197.199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17408657054779283" table:style-name="ce44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4245" table:style-name="ce43">
            <text:p>84.245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5922619725366065" table:style-name="ce44">
            <text:p>95,9%</text:p>
          </table:table-cell>
          <table:table-cell office:value-type="float" office:value="49509" table:style-name="ce43">
            <text:p>49.509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45317577277595217" table:style-name="ce44">
            <text:p>45,3%</text:p>
          </table:table-cell>
          <table:table-cell office:value-type="float" office:value="12117" table:style-name="ce43">
            <text:p>12.117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8.096784540133109E-2" table:style-name="ce44">
            <text:p>8,1%</text:p>
          </table:table-cell>
          <table:table-cell office:value-type="float" office:value="15366" table:style-name="ce43">
            <text:p>15.366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9.4475698607396477E-2" table:style-name="ce44">
            <text:p>9,4%</text:p>
          </table:table-cell>
          <table:table-cell office:value-type="float" office:value="23261" table:style-name="ce43">
            <text:p>23.261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7.2217823933932529E-2" table:style-name="ce44">
            <text:p>7,2%</text:p>
          </table:table-cell>
          <table:table-cell office:value-type="float" office:value="2738" table:style-name="ce43">
            <text:p>2.738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0536185606969493E-2" table:style-name="ce44">
            <text:p>5,1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187271" table:style-name="ce43">
            <text:p>187.271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077997445653561" table:style-name="ce44">
            <text:p>20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7019" table:style-name="ce43">
            <text:p>47.019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490735133825845" table:style-name="ce44">
            <text:p>94,9%</text:p>
          </table:table-cell>
          <table:table-cell office:value-type="float" office:value="30188" table:style-name="ce43">
            <text:p>30.188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37493169059565801" table:style-name="ce44">
            <text:p>37,5%</text:p>
          </table:table-cell>
          <table:table-cell office:value-type="float" office:value="5527" table:style-name="ce43">
            <text:p>5.527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4.7146232651772993E-2" table:style-name="ce44">
            <text:p>4,7%</text:p>
          </table:table-cell>
          <table:table-cell office:value-type="float" office:value="8165" table:style-name="ce43">
            <text:p>8.165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4.9246970693076472E-2" table:style-name="ce44">
            <text:p>4,9%</text:p>
          </table:table-cell>
          <table:table-cell office:value-type="float" office:value="18642" table:style-name="ce43">
            <text:p>18.642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17204894257996E-2" table:style-name="ce44">
            <text:p>4,0%</text:p>
          </table:table-cell>
          <table:table-cell office:value-type="float" office:value="1355" table:style-name="ce43">
            <text:p>1.355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5785365626346998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10928" table:style-name="ce43">
            <text:p>110.928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1247121757636531" table:style-name="ce44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78429" table:style-name="ce43">
            <text:p>78.429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86915421782880442" table:style-name="ce44">
            <text:p>86,9%</text:p>
          </table:table-cell>
          <table:table-cell office:value-type="float" office:value="61573" table:style-name="ce43">
            <text:p>61.573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39845079628035801" table:style-name="ce44">
            <text:p>39,8%</text:p>
          </table:table-cell>
          <table:table-cell office:value-type="float" office:value="15761" table:style-name="ce43">
            <text:p>15.761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6.7041838939649157E-2" table:style-name="ce44">
            <text:p>6,7%</text:p>
          </table:table-cell>
          <table:table-cell office:value-type="float" office:value="18877" table:style-name="ce43">
            <text:p>18.877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3855502807321862E-2" table:style-name="ce44">
            <text:p>5,4%</text:p>
          </table:table-cell>
          <table:table-cell office:value-type="float" office:value="37007" table:style-name="ce43">
            <text:p>37.007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4457605677964369E-2" table:style-name="ce44">
            <text:p>4,4%</text:p>
          </table:table-cell>
          <table:table-cell office:value-type="float" office:value="2631" table:style-name="ce43">
            <text:p>2.631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6052568960152287E-2" table:style-name="ce44">
            <text:p>1,6%</text:p>
          </table:table-cell>
          <table:table-cell office:value-type="float" office:value="38" table:style-name="ce43">
            <text:p>38</text:p>
          </table:table-cell>
          <table:table-cell office:value-type="float" office:value="44352" table:style-name="ce43">
            <text:p>44.352</text:p>
          </table:table-cell>
          <table:table-cell office:value-type="percentage" office:value="8.5678210678210675E-4" table:style-name="ce44">
            <text:p>0,1%</text:p>
          </table:table-cell>
          <table:table-cell office:value-type="float" office:value="214316" table:style-name="ce43">
            <text:p>214.316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1454421167344456" table:style-name="ce44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39580" table:style-name="ce43">
            <text:p>39.580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6437795429072659" table:style-name="ce44">
            <text:p>96,4%</text:p>
          </table:table-cell>
          <table:table-cell office:value-type="float" office:value="22324" table:style-name="ce43">
            <text:p>22.324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4206836769306147" table:style-name="ce44">
            <text:p>42,1%</text:p>
          </table:table-cell>
          <table:table-cell office:value-type="float" office:value="4099" table:style-name="ce43">
            <text:p>4.099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2996315211067298E-2" table:style-name="ce44">
            <text:p>5,3%</text:p>
          </table:table-cell>
          <table:table-cell office:value-type="float" office:value="5926" table:style-name="ce43">
            <text:p>5.926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5870792761549057E-2" table:style-name="ce44">
            <text:p>6,6%</text:p>
          </table:table-cell>
          <table:table-cell office:value-type="float" office:value="11381" table:style-name="ce43">
            <text:p>11.381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85921612841779E-2" table:style-name="ce44">
            <text:p>5,9%</text:p>
          </table:table-cell>
          <table:table-cell office:value-type="float" office:value="670" table:style-name="ce43">
            <text:p>670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178474309431801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83985" table:style-name="ce43">
            <text:p>83.985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6750634244411469" table:style-name="ce44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18990" table:style-name="ce43">
            <text:p>218.990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791332263242376" table:style-name="ce44">
            <text:p>97,9%</text:p>
          </table:table-cell>
          <table:table-cell office:value-type="float" office:value="83273" table:style-name="ce43">
            <text:p>83.273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33932195102074081" table:style-name="ce44">
            <text:p>33,9%</text:p>
          </table:table-cell>
          <table:table-cell office:value-type="float" office:value="31101" table:style-name="ce43">
            <text:p>31.101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9.762536294436161E-2" table:style-name="ce44">
            <text:p>9,8%</text:p>
          </table:table-cell>
          <table:table-cell office:value-type="float" office:value="31625" table:style-name="ce43">
            <text:p>31.625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2967141076933162E-2" table:style-name="ce44">
            <text:p>8,3%</text:p>
          </table:table-cell>
          <table:table-cell office:value-type="float" office:value="44166" table:style-name="ce43">
            <text:p>44.166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5.9768590567697406E-2" table:style-name="ce44">
            <text:p>6,0%</text:p>
          </table:table-cell>
          <table:table-cell office:value-type="float" office:value="2839" table:style-name="ce43">
            <text:p>2.839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657669884089683E-2" table:style-name="ce44">
            <text:p>2,0%</text:p>
          </table:table-cell>
          <table:table-cell office:value-type="float" office:value="94" table:style-name="ce43">
            <text:p>94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104906105594339E-3" table:style-name="ce44">
            <text:p>0,2%</text:p>
          </table:table-cell>
          <table:table-cell office:value-type="float" office:value="412088" table:style-name="ce43">
            <text:p>412.088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1969006241659193" table:style-name="ce44">
            <text:p>19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0111" table:style-name="ce43">
            <text:p>130.111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6240217761143243" table:style-name="ce44">
            <text:p>96,2%</text:p>
          </table:table-cell>
          <table:table-cell office:value-type="float" office:value="50670" table:style-name="ce43">
            <text:p>50.670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31847694231965856" table:style-name="ce44">
            <text:p>31,8%</text:p>
          </table:table-cell>
          <table:table-cell office:value-type="float" office:value="15081" table:style-name="ce43">
            <text:p>15.081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6.9038288989397734E-2" table:style-name="ce44">
            <text:p>6,9%</text:p>
          </table:table-cell>
          <table:table-cell office:value-type="float" office:value="23738" table:style-name="ce43">
            <text:p>23.738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7202271382017573E-2" table:style-name="ce44">
            <text:p>7,7%</text:p>
          </table:table-cell>
          <table:table-cell office:value-type="float" office:value="36685" table:style-name="ce43">
            <text:p>36.685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1824853609092128E-2" table:style-name="ce44">
            <text:p>5,2%</text:p>
          </table:table-cell>
          <table:table-cell office:value-type="float" office:value="3805" table:style-name="ce43">
            <text:p>3.805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5448440990382428E-2" table:style-name="ce44">
            <text:p>2,5%</text:p>
          </table:table-cell>
          <table:table-cell office:value-type="float" office:value="89" table:style-name="ce43">
            <text:p>89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008403361344537E-3" table:style-name="ce44">
            <text:p>0,2%</text:p>
          </table:table-cell>
          <table:table-cell office:value-type="float" office:value="260179" table:style-name="ce43">
            <text:p>260.179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5127002658195171" table:style-name="ce44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25676" table:style-name="ce43">
            <text:p>425.676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5187792377391567" table:style-name="ce44">
            <text:p>95,2%</text:p>
          </table:table-cell>
          <table:table-cell office:value-type="float" office:value="254239" table:style-name="ce43">
            <text:p>254.239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40019235249302682" table:style-name="ce44">
            <text:p>40,0%</text:p>
          </table:table-cell>
          <table:table-cell office:value-type="float" office:value="61789" table:style-name="ce43">
            <text:p>61.789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377051137557547E-2" table:style-name="ce44">
            <text:p>7,4%</text:p>
          </table:table-cell>
          <table:table-cell office:value-type="float" office:value="76700" table:style-name="ce43">
            <text:p>76.700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025224862151716E-2" table:style-name="ce44">
            <text:p>7,0%</text:p>
          </table:table-cell>
          <table:table-cell office:value-type="float" office:value="140583" table:style-name="ce43">
            <text:p>140.583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0143278739746312E-2" table:style-name="ce44">
            <text:p>5,0%</text:p>
          </table:table-cell>
          <table:table-cell office:value-type="float" office:value="18990" table:style-name="ce43">
            <text:p>18.990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4135275634711207E-2" table:style-name="ce44">
            <text:p>3,4%</text:p>
          </table:table-cell>
          <table:table-cell office:value-type="float" office:value="302" table:style-name="ce43">
            <text:p>30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8891057398788972E-3" table:style-name="ce44">
            <text:p>0,2%</text:p>
          </table:table-cell>
          <table:table-cell office:value-type="float" office:value="978279" table:style-name="ce43">
            <text:p>978.279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4977498821891777" table:style-name="ce44">
            <text:p>1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0091" table:style-name="ce43">
            <text:p>280.091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128737826862089" table:style-name="ce44">
            <text:p>101,3%</text:p>
          </table:table-cell>
          <table:table-cell office:value-type="float" office:value="187696" table:style-name="ce43">
            <text:p>187.696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42866473911871777" table:style-name="ce44">
            <text:p>42,9%</text:p>
          </table:table-cell>
          <table:table-cell office:value-type="float" office:value="28151" table:style-name="ce43">
            <text:p>28.151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475361959471559E-2" table:style-name="ce44">
            <text:p>4,8%</text:p>
          </table:table-cell>
          <table:table-cell office:value-type="float" office:value="35377" table:style-name="ce43">
            <text:p>35.377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7022997764290864E-2" table:style-name="ce44">
            <text:p>4,7%</text:p>
          </table:table-cell>
          <table:table-cell office:value-type="float" office:value="70731" table:style-name="ce43">
            <text:p>70.731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052277307560107E-2" table:style-name="ce44">
            <text:p>4,0%</text:p>
          </table:table-cell>
          <table:table-cell office:value-type="float" office:value="5703" table:style-name="ce43">
            <text:p>5.703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163408288316885E-2" table:style-name="ce44">
            <text:p>1,6%</text:p>
          </table:table-cell>
          <table:table-cell office:value-type="float" office:value="114" table:style-name="ce43">
            <text:p>114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062698327979892E-3" table:style-name="ce44">
            <text:p>0,1%</text:p>
          </table:table-cell>
          <table:table-cell office:value-type="float" office:value="607863" table:style-name="ce43">
            <text:p>607.863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4237984871073864" table:style-name="ce44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4969" table:style-name="ce43">
            <text:p>74.96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8636931780803894" table:style-name="ce44">
            <text:p>98,6%</text:p>
          </table:table-cell>
          <table:table-cell office:value-type="float" office:value="48182" table:style-name="ce43">
            <text:p>48.182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52442422395402499" table:style-name="ce44">
            <text:p>52,4%</text:p>
          </table:table-cell>
          <table:table-cell office:value-type="float" office:value="9211" table:style-name="ce43">
            <text:p>9.211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7.3513332322401967E-2" table:style-name="ce44">
            <text:p>7,4%</text:p>
          </table:table-cell>
          <table:table-cell office:value-type="float" office:value="13476" table:style-name="ce43">
            <text:p>13.476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7.9637859304084721E-2" table:style-name="ce44">
            <text:p>8,0%</text:p>
          </table:table-cell>
          <table:table-cell office:value-type="float" office:value="20341" table:style-name="ce43">
            <text:p>20.341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7823399985217953E-2" table:style-name="ce44">
            <text:p>5,8%</text:p>
          </table:table-cell>
          <table:table-cell office:value-type="float" office:value="943" table:style-name="ce43">
            <text:p>943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393544317106509E-2" table:style-name="ce44">
            <text:p>1,2%</text:p>
          </table:table-cell>
          <table:table-cell office:value-type="float" office:value="45" table:style-name="ce43">
            <text:p>45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1476638190235289E-3" table:style-name="ce44">
            <text:p>0,2%</text:p>
          </table:table-cell>
          <table:table-cell office:value-type="float" office:value="167167" table:style-name="ce43">
            <text:p>167.16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18345545991990897" table:style-name="ce44">
            <text:p>18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25922" table:style-name="ce43">
            <text:p>225.922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6423419347679495" table:style-name="ce44">
            <text:p>96,4%</text:p>
          </table:table-cell>
          <table:table-cell office:value-type="float" office:value="129368" table:style-name="ce43">
            <text:p>129.368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44646295925621715" table:style-name="ce44">
            <text:p>44,6%</text:p>
          </table:table-cell>
          <table:table-cell office:value-type="float" office:value="17541" table:style-name="ce43">
            <text:p>17.541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0561069043343412E-2" table:style-name="ce44">
            <text:p>5,1%</text:p>
          </table:table-cell>
          <table:table-cell office:value-type="float" office:value="24382" table:style-name="ce43">
            <text:p>24.382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070610437829061E-2" table:style-name="ce44">
            <text:p>6,0%</text:p>
          </table:table-cell>
          <table:table-cell office:value-type="float" office:value="40369" table:style-name="ce43">
            <text:p>40.369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409244502836885E-2" table:style-name="ce44">
            <text:p>4,5%</text:p>
          </table:table-cell>
          <table:table-cell office:value-type="float" office:value="1692" table:style-name="ce43">
            <text:p>1.692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077285672198763E-2" table:style-name="ce44">
            <text:p>1,1%</text:p>
          </table:table-cell>
          <table:table-cell office:value-type="float" office:value="9" table:style-name="ce43">
            <text:p>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2.0448039260235381E-4" table:style-name="ce44">
            <text:p>0,0%</text:p>
          </table:table-cell>
          <table:table-cell office:value-type="float" office:value="439283" table:style-name="ce43">
            <text:p>439.283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18592864008654714" table:style-name="ce44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218" table:style-name="ce43">
            <text:p>22.218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.0004953393074256" table:style-name="ce44">
            <text:p>100,0%</text:p>
          </table:table-cell>
          <table:table-cell office:value-type="float" office:value="7908" table:style-name="ce43">
            <text:p>7.908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28117333333333333" table:style-name="ce44">
            <text:p>28,1%</text:p>
          </table:table-cell>
          <table:table-cell office:value-type="float" office:value="3126" table:style-name="ce43">
            <text:p>3.126</text:p>
          </table:table-cell>
          <table:table-cell office:value-type="float" office:value="37718" table:style-name="ce43">
            <text:p>37.718</text:p>
          </table:table-cell>
          <table:table-cell office:value-type="percentage" office:value="8.2878201389257125E-2" table:style-name="ce44">
            <text:p>8,3%</text:p>
          </table:table-cell>
          <table:table-cell office:value-type="float" office:value="3438" table:style-name="ce43">
            <text:p>3.438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2129909365558909E-2" table:style-name="ce44">
            <text:p>7,2%</text:p>
          </table:table-cell>
          <table:table-cell office:value-type="float" office:value="4774" table:style-name="ce43">
            <text:p>4.774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4360608820085856E-2" table:style-name="ce44">
            <text:p>4,4%</text:p>
          </table:table-cell>
          <table:table-cell office:value-type="float" office:value="401" table:style-name="ce43">
            <text:p>401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894189891355692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41874" table:style-name="ce43">
            <text:p>41.874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5463757625891841" table:style-name="ce44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40380" table:style-name="ce43">
            <text:p>340.380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3479657916852044" table:style-name="ce44">
            <text:p>93,5%</text:p>
          </table:table-cell>
          <table:table-cell office:value-type="float" office:value="114634" table:style-name="ce43">
            <text:p>114.634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21790180599565467" table:style-name="ce44">
            <text:p>21,8%</text:p>
          </table:table-cell>
          <table:table-cell office:value-type="float" office:value="55337" table:style-name="ce43">
            <text:p>55.337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7.8679355004741769E-2" table:style-name="ce44">
            <text:p>7,9%</text:p>
          </table:table-cell>
          <table:table-cell office:value-type="float" office:value="53187" table:style-name="ce43">
            <text:p>53.187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4675091978375445E-2" table:style-name="ce44">
            <text:p>5,5%</text:p>
          </table:table-cell>
          <table:table-cell office:value-type="float" office:value="114523" table:style-name="ce43">
            <text:p>114.523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555886315871549E-2" table:style-name="ce44">
            <text:p>4,6%</text:p>
          </table:table-cell>
          <table:table-cell office:value-type="float" office:value="14364" table:style-name="ce43">
            <text:p>14.364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2.9942716107029994E-2" table:style-name="ce44">
            <text:p>3,0%</text:p>
          </table:table-cell>
          <table:table-cell office:value-type="float" office:value="137" table:style-name="ce43">
            <text:p>137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0083835685001583E-3" table:style-name="ce44">
            <text:p>0,1%</text:p>
          </table:table-cell>
          <table:table-cell office:value-type="float" office:value="692562" table:style-name="ce43">
            <text:p>692.562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2159547779057708" table:style-name="ce44">
            <text:p>12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5657" table:style-name="ce43">
            <text:p>65.657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4103567384730047" table:style-name="ce44">
            <text:p>94,1%</text:p>
          </table:table-cell>
          <table:table-cell office:value-type="float" office:value="18012" table:style-name="ce43">
            <text:p>18.012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17504543290022254" table:style-name="ce44">
            <text:p>17,5%</text:p>
          </table:table-cell>
          <table:table-cell office:value-type="float" office:value="7799" table:style-name="ce43">
            <text:p>7.799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3087285326290423E-2" table:style-name="ce44">
            <text:p>5,3%</text:p>
          </table:table-cell>
          <table:table-cell office:value-type="float" office:value="14064" table:style-name="ce43">
            <text:p>14.064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5948906478598496E-2" table:style-name="ce44">
            <text:p>6,6%</text:p>
          </table:table-cell>
          <table:table-cell office:value-type="float" office:value="28005" table:style-name="ce43">
            <text:p>28.005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0801338739081929E-2" table:style-name="ce44">
            <text:p>5,1%</text:p>
          </table:table-cell>
          <table:table-cell office:value-type="float" office:value="2567" table:style-name="ce43">
            <text:p>2.56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631961707972731E-2" table:style-name="ce44">
            <text:p>2,2%</text:p>
          </table:table-cell>
          <table:table-cell office:value-type="float" office:value="105" table:style-name="ce43">
            <text:p>105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0248905277713758E-3" table:style-name="ce44">
            <text:p>0,3%</text:p>
          </table:table-cell>
          <table:table-cell office:value-type="float" office:value="136209" table:style-name="ce43">
            <text:p>136.209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1006974663812477" table:style-name="ce44">
            <text:p>11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39630" table:style-name="ce43">
            <text:p>39.630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6268765486080743" table:style-name="ce44">
            <text:p>96,3%</text:p>
          </table:table-cell>
          <table:table-cell office:value-type="float" office:value="18890" table:style-name="ce43">
            <text:p>18.890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33857900774304561" table:style-name="ce44">
            <text:p>33,9%</text:p>
          </table:table-cell>
          <table:table-cell office:value-type="float" office:value="6110" table:style-name="ce43">
            <text:p>6.110</text:p>
          </table:table-cell>
          <table:table-cell office:value-type="float" office:value="73844" table:style-name="ce43">
            <text:p>73.844</text:p>
          </table:table-cell>
          <table:table-cell office:value-type="percentage" office:value="8.2741996641568713E-2" table:style-name="ce44">
            <text:p>8,3%</text:p>
          </table:table-cell>
          <table:table-cell office:value-type="float" office:value="7863" table:style-name="ce43">
            <text:p>7.863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1318385835729201E-2" table:style-name="ce44">
            <text:p>8,1%</text:p>
          </table:table-cell>
          <table:table-cell office:value-type="float" office:value="12637" table:style-name="ce43">
            <text:p>12.637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6661047043420558E-2" table:style-name="ce44">
            <text:p>5,7%</text:p>
          </table:table-cell>
          <table:table-cell office:value-type="float" office:value="944" table:style-name="ce43">
            <text:p>944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461911143181115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86079" table:style-name="ce43">
            <text:p>86.079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5567652617396258" table:style-name="ce44">
            <text:p>15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48508" table:style-name="ce43">
            <text:p>148.508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4022158911047804" table:style-name="ce44">
            <text:p>94,0%</text:p>
          </table:table-cell>
          <table:table-cell office:value-type="float" office:value="57014" table:style-name="ce43">
            <text:p>57.014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26756960967894838" table:style-name="ce44">
            <text:p>26,8%</text:p>
          </table:table-cell>
          <table:table-cell office:value-type="float" office:value="15008" table:style-name="ce43">
            <text:p>15.008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3577229677387109E-2" table:style-name="ce44">
            <text:p>5,4%</text:p>
          </table:table-cell>
          <table:table-cell office:value-type="float" office:value="23903" table:style-name="ce43">
            <text:p>23.903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0307697285404605E-2" table:style-name="ce44">
            <text:p>7,0%</text:p>
          </table:table-cell>
          <table:table-cell office:value-type="float" office:value="39138" table:style-name="ce43">
            <text:p>39.138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3994694067316086E-2" table:style-name="ce44">
            <text:p>5,4%</text:p>
          </table:table-cell>
          <table:table-cell office:value-type="float" office:value="3682" table:style-name="ce43">
            <text:p>3.682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239461813102629E-2" table:style-name="ce44">
            <text:p>2,6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287261" table:style-name="ce43">
            <text:p>287.261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5133950750293843" table:style-name="ce44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31" table:style-name="ce43">
            <text:p>2.231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642994241842607" table:style-name="ce44">
            <text:p>85,6%</text:p>
          </table:table-cell>
          <table:table-cell office:value-type="float" office:value="3213" table:style-name="ce43">
            <text:p>3.213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4409448818897639" table:style-name="ce44">
            <text:p>74,4%</text:p>
          </table:table-cell>
          <table:table-cell office:value-type="float" office:value="922" table:style-name="ce43">
            <text:p>922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1734758813796614" table:style-name="ce44">
            <text:p>11,7%</text:p>
          </table:table-cell>
          <table:table-cell office:value-type="float" office:value="651" table:style-name="ce43">
            <text:p>651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63343717549325E-2" table:style-name="ce44">
            <text:p>5,6%</text:p>
          </table:table-cell>
          <table:table-cell office:value-type="float" office:value="906" table:style-name="ce43">
            <text:p>906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0133705847136299E-2" table:style-name="ce44">
            <text:p>3,0%</text:p>
          </table:table-cell>
          <table:table-cell office:value-type="float" office:value="55" table:style-name="ce43">
            <text:p>55</text:p>
          </table:table-cell>
          <table:table-cell office:value-type="float" office:value="7581" table:style-name="ce43">
            <text:p>7.581</text:p>
          </table:table-cell>
          <table:table-cell office:value-type="percentage" office:value="7.2549795541485291E-3" table:style-name="ce44">
            <text:p>0,7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7978" table:style-name="ce43">
            <text:p>7.978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059010248193718" table:style-name="ce4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667" table:style-name="ce43">
            <text:p>1.667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0966368667518098" table:style-name="ce44">
            <text:p>71,0%</text:p>
          </table:table-cell>
          <table:table-cell office:value-type="float" office:value="2394" table:style-name="ce43">
            <text:p>2.39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3874066168623267" table:style-name="ce44">
            <text:p>63,9%</text:p>
          </table:table-cell>
          <table:table-cell office:value-type="float" office:value="1154" table:style-name="ce43">
            <text:p>1.15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4743835441420722" table:style-name="ce44">
            <text:p>14,7%</text:p>
          </table:table-cell>
          <table:table-cell office:value-type="float" office:value="585" table:style-name="ce43">
            <text:p>585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1774493317992741E-2" table:style-name="ce44">
            <text:p>5,2%</text:p>
          </table:table-cell>
          <table:table-cell office:value-type="float" office:value="886" table:style-name="ce43">
            <text:p>886</text:p>
          </table:table-cell>
          <table:table-cell office:value-type="float" office:value="30095" table:style-name="ce43">
            <text:p>30.095</text:p>
          </table:table-cell>
          <table:table-cell office:value-type="percentage" office:value="2.9440106329955144E-2" table:style-name="ce44">
            <text:p>2,9%</text:p>
          </table:table-cell>
          <table:table-cell office:value-type="float" office:value="74" table:style-name="ce43">
            <text:p>74</text:p>
          </table:table-cell>
          <table:table-cell office:value-type="float" office:value="8536" table:style-name="ce43">
            <text:p>8.536</text:p>
          </table:table-cell>
          <table:table-cell office:value-type="percentage" office:value="8.6691658856607318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6766" table:style-name="ce43">
            <text:p>6.766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0223941491129983" table:style-name="ce44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14" table:style-name="ce46">
            <text:p>61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13" table:style-name="ce46">
            <text:p>1.6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58" table:style-name="ce46">
            <text:p>6.65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5" table:style-name="ce46">
            <text:p>51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407" table:style-name="ce46">
            <text:p>9.407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33112" table:style-name="ce50">
            <text:p>2.733.112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6439267980793386" table:style-name="ce51">
            <text:p>96,4%</text:p>
          </table:table-cell>
          <table:table-cell office:value-type="float" office:value="1511155" table:style-name="ce50">
            <text:p>1.511.155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38160046161091604" table:style-name="ce51">
            <text:p>38,2%</text:p>
          </table:table-cell>
          <table:table-cell office:value-type="float" office:value="361601" table:style-name="ce50">
            <text:p>361.601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6.7753784626753757E-2" table:style-name="ce51">
            <text:p>6,8%</text:p>
          </table:table-cell>
          <table:table-cell office:value-type="float" office:value="451102" table:style-name="ce50">
            <text:p>451.102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4137974375066298E-2" table:style-name="ce51">
            <text:p>6,4%</text:p>
          </table:table-cell>
          <table:table-cell office:value-type="float" office:value="818615" table:style-name="ce50">
            <text:p>818.615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4.900092558933368E-2" table:style-name="ce51">
            <text:p>4,9%</text:p>
          </table:table-cell>
          <table:table-cell office:value-type="float" office:value="79553" table:style-name="ce50">
            <text:p>79.553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4031968109225178E-2" table:style-name="ce51">
            <text:p>2,4%</text:p>
          </table:table-cell>
          <table:table-cell office:value-type="float" office:value="1313" table:style-name="ce50">
            <text:p>1.313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3834902096730517E-3" table:style-name="ce51">
            <text:p>0,1%</text:p>
          </table:table-cell>
          <table:table-cell office:value-type="float" office:value="5956451" table:style-name="ce50">
            <text:p>5.956.451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4842953950804966" table:style-name="ce51">
            <text:p>14,8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07T15:03:38Z</meta:creation-date>
    <dc:date>2021-05-07T15:04:22Z</dc:date>
  </office:meta>
</office:document-meta>
</file>